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6623">
            <text:p>6623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6467">
            <text:p>646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6314">
            <text:p>6314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6126">
            <text:p>6126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5976">
            <text:p>5976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5877">
            <text:p>5877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5575">
            <text:p>5575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5279">
            <text:p>5279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5033">
            <text:p>5033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4862">
            <text:p>4862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4586">
            <text:p>4586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4459">
            <text:p>4459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4352">
            <text:p>4352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804">
            <text:p>3804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3194">
            <text:p>3194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8:5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8:49:19.64</meta:creation-date>
    <meta:generator>OpenOffice/4.1.2$Win32 OpenOffice.org_project/412m3$Build-9782</meta:generator>
    <dc:date>2020-05-01T18:50:40.56</dc:date>
    <meta:editing-duration>PT1M21S</meta:editing-duration>
    <meta:editing-cycles>1</meta:editing-cycles>
    <meta:document-statistic meta:table-count="3" meta:cell-count="200" meta:object-count="0"/>
  </office:meta>
</office:document-meta>
</file>